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ngolo_20_tabella_20_pivot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Campo_20_tabella_20_pivot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Categoria_20_tabella_20_pivot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Categoria_20_tabella_20_pivot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Titolo_20_tabella_20_pivot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Campo_20_tabella_20_pivot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Categoria_20_tabella_20_pivot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Valore_20_tabella_20_pivot">
      <style:table-cell-properties fo:border-bottom="none" fo:border-left="0.99pt solid #000000" fo:border-right="none" fo:border-top="0.99pt solid #000000"/>
    </style:style>
    <style:style style:name="ce9" style:family="table-cell" style:parent-style-name="Valore_20_tabella_20_pivot">
      <style:table-cell-properties fo:border-bottom="none" fo:border-left="0.99pt solid #000000" fo:border-right="none" fo:border-top="none"/>
    </style:style>
    <style:style style:name="ce10" style:family="table-cell" style:parent-style-name="Valore_20_tabella_20_pivot">
      <style:table-cell-properties fo:border-bottom="0.99pt solid #000000" fo:border-left="0.99pt solid #000000" fo:border-right="none" fo:border-top="none"/>
    </style:style>
    <style:style style:name="ce11" style:family="table-cell" style:parent-style-name="Risultato_20_tabella_20_pivo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Angolo_20_tabella_20_pivot">
      <style:table-cell-properties fo:border-bottom="0.99pt solid #000000" fo:border-left="none" fo:border-right="none" fo:border-top="2.01pt solid #000000"/>
    </style:style>
    <style:style style:name="ce13" style:family="table-cell" style:parent-style-name="Categoria_20_tabella_20_pivot" style:data-style-name="N0">
      <style:table-cell-properties fo:border-bottom="0.99pt solid #000000" fo:border-left="none" fo:border-right="none" fo:border-top="none"/>
    </style:style>
    <style:style style:name="ce14" style:family="table-cell" style:parent-style-name="Valore_20_tabella_20_pivot">
      <style:table-cell-properties fo:border-bottom="none" fo:border-left="none" fo:border-right="0.99pt solid #000000" fo:border-top="0.99pt solid #000000"/>
    </style:style>
    <style:style style:name="ce15" style:family="table-cell" style:parent-style-name="Valore_20_tabella_20_pivot">
      <style:table-cell-properties fo:border-bottom="none" fo:border-left="none" fo:border-right="0.99pt solid #000000" fo:border-top="none"/>
    </style:style>
    <style:style style:name="ce16" style:family="table-cell" style:parent-style-name="Valore_20_tabella_20_pivot">
      <style:table-cell-properties fo:border-bottom="0.99pt solid #000000" fo:border-left="none" fo:border-right="0.99pt solid #000000" fo:border-top="none"/>
    </style:style>
    <style:style style:name="ce17" style:family="table-cell" style:parent-style-name="Risultato_20_tabella_20_pivot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Angolo_20_tabella_20_pivot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Titolo_20_tabella_20_pivot" style:data-style-name="N0">
      <style:table-cell-properties fo:border-bottom="0.99pt solid #000000" fo:border-left="0.99pt solid #000000" fo:border-right="2.01pt solid #000000" fo:border-top="0.99pt solid #000000"/>
    </style:style>
    <style:style style:name="ce20" style:family="table-cell" style:parent-style-name="Risultato_20_tabella_20_pivot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Risultato_20_tabella_20_pivot">
      <style:table-cell-properties fo:border-bottom="none" fo:border-left="0.99pt solid #000000" fo:border-right="2.01pt solid #000000" fo:border-top="none"/>
    </style:style>
    <style:style style:name="ce22" style:family="table-cell" style:parent-style-name="Risultato_20_tabella_20_pivot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Risultato_20_tabella_20_pivo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2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trow_Ntcol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" calcext:value-type="float">
            <text:p>15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0" calcext:value-type="float">
            <text:p>20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5" calcext:value-type="float">
            <text:p>25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5" calcext:value-type="float">
            <text:p>25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0" calcext:value-type="float">
            <text:p>30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5" calcext:value-type="float">
            <text:p>35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5" calcext:value-type="float">
            <text:p>35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0" calcext:value-type="float">
            <text:p>40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0" calcext:value-type="float">
            <text:p>40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5" calcext:value-type="float">
            <text:p>45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5" calcext:value-type="float">
            <text:p>4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50" calcext:value-type="float">
            <text:p>50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50" calcext:value-type="float">
            <text:p>50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55" calcext:value-type="float">
            <text:p>55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55" calcext:value-type="float">
            <text:p>55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60" calcext:value-type="float">
            <text:p>60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65" calcext:value-type="float">
            <text:p>65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65" calcext:value-type="float">
            <text:p>65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70" calcext:value-type="float">
            <text:p>70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70" calcext:value-type="float">
            <text:p>70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75" calcext:value-type="float">
            <text:p>75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75" calcext:value-type="float">
            <text:p>75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80" calcext:value-type="float">
            <text:p>80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80" calcext:value-type="float">
            <text:p>80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85" calcext:value-type="float">
            <text:p>85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85" calcext:value-type="float">
            <text:p>85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90" calcext:value-type="float">
            <text:p>90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90" calcext:value-type="float">
            <text:p>90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95" calcext:value-type="float">
            <text:p>95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95" calcext:value-type="float">
            <text:p>95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0" calcext:value-type="float">
            <text:p>100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5" calcext:value-type="float">
            <text:p>105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5" calcext:value-type="float">
            <text:p>105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10" calcext:value-type="float">
            <text:p>110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10" calcext:value-type="float">
            <text:p>110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15" calcext:value-type="float">
            <text:p>115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15" calcext:value-type="float">
            <text:p>115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20" calcext:value-type="float">
            <text:p>120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20" calcext:value-type="float">
            <text:p>120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25" calcext:value-type="float">
            <text:p>12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25" calcext:value-type="float">
            <text:p>125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30" calcext:value-type="float">
            <text:p>130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30" calcext:value-type="float">
            <text:p>130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35" calcext:value-type="float">
            <text:p>135</text:p>
          </table:table-cell>
          <table:table-cell office:value-type="float" office:value="1.55" calcext:value-type="float">
            <text:p>1,5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35" calcext:value-type="float">
            <text:p>135</text:p>
          </table:table-cell>
          <table:table-cell office:value-type="float" office:value="1.83" calcext:value-type="float">
            <text:p>1,8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40" calcext:value-type="float">
            <text:p>140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40" calcext:value-type="float">
            <text:p>140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45" calcext:value-type="float">
            <text:p>145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45" calcext:value-type="float">
            <text:p>145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50" calcext:value-type="float">
            <text:p>150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0" calcext:value-type="float">
            <text:p>150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55" calcext:value-type="float">
            <text:p>155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5" calcext:value-type="float">
            <text:p>155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60" calcext:value-type="float">
            <text:p>160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60" calcext:value-type="float">
            <text:p>160</text:p>
          </table:table-cell>
          <table:table-cell office:value-type="float" office:value="2.22" calcext:value-type="float">
            <text:p>2,2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65" calcext:value-type="float">
            <text:p>165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65" calcext:value-type="float">
            <text:p>165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70" calcext:value-type="float">
            <text:p>170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70" calcext:value-type="float">
            <text:p>170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75" calcext:value-type="float">
            <text:p>175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80" calcext:value-type="float">
            <text:p>180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80" calcext:value-type="float">
            <text:p>180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85" calcext:value-type="float">
            <text:p>18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85" calcext:value-type="float">
            <text:p>185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90" calcext:value-type="float">
            <text:p>190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90" calcext:value-type="float">
            <text:p>190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95" calcext:value-type="float">
            <text:p>195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95" calcext:value-type="float">
            <text:p>195</text:p>
          </table:table-cell>
          <table:table-cell office:value-type="float" office:value="1.98" calcext:value-type="float">
            <text:p>1,9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00" calcext:value-type="float">
            <text:p>200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00" calcext:value-type="float">
            <text:p>200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05" calcext:value-type="float">
            <text:p>205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05" calcext:value-type="float">
            <text:p>205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10" calcext:value-type="float">
            <text:p>210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10" calcext:value-type="float">
            <text:p>210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15" calcext:value-type="float">
            <text:p>215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15" calcext:value-type="float">
            <text:p>21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20" calcext:value-type="float">
            <text:p>220</text:p>
          </table:table-cell>
          <table:table-cell office:value-type="float" office:value="1.94" calcext:value-type="float">
            <text:p>1,9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20" calcext:value-type="float">
            <text:p>220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25" calcext:value-type="float">
            <text:p>225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25" calcext:value-type="float">
            <text:p>225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30" calcext:value-type="float">
            <text:p>230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30" calcext:value-type="float">
            <text:p>230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35" calcext:value-type="float">
            <text:p>235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35" calcext:value-type="float">
            <text:p>235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40" calcext:value-type="float">
            <text:p>240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45" calcext:value-type="float">
            <text:p>245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45" calcext:value-type="float">
            <text:p>245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50" calcext:value-type="float">
            <text:p>250</text:p>
          </table:table-cell>
          <table:table-cell office:value-type="float" office:value="1.95" calcext:value-type="float">
            <text:p>1,9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50" calcext:value-type="float">
            <text:p>250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55" calcext:value-type="float">
            <text:p>255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55" calcext:value-type="float">
            <text:p>255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60" calcext:value-type="float">
            <text:p>260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60" calcext:value-type="float">
            <text:p>260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65" calcext:value-type="float">
            <text:p>265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65" calcext:value-type="float">
            <text:p>265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70" calcext:value-type="float">
            <text:p>270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70" calcext:value-type="float">
            <text:p>270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75" calcext:value-type="float">
            <text:p>275</text:p>
          </table:table-cell>
          <table:table-cell office:value-type="float" office:value="2.43" calcext:value-type="float">
            <text:p>2,4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75" calcext:value-type="float">
            <text:p>275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80" calcext:value-type="float">
            <text:p>280</text:p>
          </table:table-cell>
          <table:table-cell office:value-type="float" office:value="2.17" calcext:value-type="float">
            <text:p>2,1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80" calcext:value-type="float">
            <text:p>280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85" calcext:value-type="float">
            <text:p>285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85" calcext:value-type="float">
            <text:p>285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90" calcext:value-type="float">
            <text:p>290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90" calcext:value-type="float">
            <text:p>290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95" calcext:value-type="float">
            <text:p>295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95" calcext:value-type="float">
            <text:p>295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00" calcext:value-type="float">
            <text:p>300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00" calcext:value-type="float">
            <text:p>300</text:p>
          </table:table-cell>
          <table:table-cell office:value-type="float" office:value="2.43" calcext:value-type="float">
            <text:p>2,4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05" calcext:value-type="float">
            <text:p>305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05" calcext:value-type="float">
            <text:p>30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10" calcext:value-type="float">
            <text:p>310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10" calcext:value-type="float">
            <text:p>310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15" calcext:value-type="float">
            <text:p>315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15" calcext:value-type="float">
            <text:p>315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20" calcext:value-type="float">
            <text:p>320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20" calcext:value-type="float">
            <text:p>320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25" calcext:value-type="float">
            <text:p>325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25" calcext:value-type="float">
            <text:p>325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30" calcext:value-type="float">
            <text:p>33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30" calcext:value-type="float">
            <text:p>330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35" calcext:value-type="float">
            <text:p>335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35" calcext:value-type="float">
            <text:p>335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40" calcext:value-type="float">
            <text:p>340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40" calcext:value-type="float">
            <text:p>340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45" calcext:value-type="float">
            <text:p>345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45" calcext:value-type="float">
            <text:p>345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50" calcext:value-type="float">
            <text:p>35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50" calcext:value-type="float">
            <text:p>35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55" calcext:value-type="float">
            <text:p>355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55" calcext:value-type="float">
            <text:p>355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60" calcext:value-type="float">
            <text:p>360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60" calcext:value-type="float">
            <text:p>360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65" calcext:value-type="float">
            <text:p>365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65" calcext:value-type="float">
            <text:p>365</text:p>
          </table:table-cell>
          <table:table-cell office:value-type="float" office:value="2.61" calcext:value-type="float">
            <text:p>2,6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70" calcext:value-type="float">
            <text:p>370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70" calcext:value-type="float">
            <text:p>370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75" calcext:value-type="float">
            <text:p>37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75" calcext:value-type="float">
            <text:p>375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80" calcext:value-type="float">
            <text:p>380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80" calcext:value-type="float">
            <text:p>380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85" calcext:value-type="float">
            <text:p>385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85" calcext:value-type="float">
            <text:p>385</text:p>
          </table:table-cell>
          <table:table-cell office:value-type="float" office:value="2.62" calcext:value-type="float">
            <text:p>2,6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90" calcext:value-type="float">
            <text:p>390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90" calcext:value-type="float">
            <text:p>390</text:p>
          </table:table-cell>
          <table:table-cell office:value-type="float" office:value="2.64" calcext:value-type="float">
            <text:p>2,6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95" calcext:value-type="float">
            <text:p>39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95" calcext:value-type="float">
            <text:p>395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00" calcext:value-type="float">
            <text:p>400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00" calcext:value-type="float">
            <text:p>400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05" calcext:value-type="float">
            <text:p>405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05" calcext:value-type="float">
            <text:p>405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10" calcext:value-type="float">
            <text:p>410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10" calcext:value-type="float">
            <text:p>410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15" calcext:value-type="float">
            <text:p>415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15" calcext:value-type="float">
            <text:p>41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20" calcext:value-type="float">
            <text:p>420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20" calcext:value-type="float">
            <text:p>42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25" calcext:value-type="float">
            <text:p>42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25" calcext:value-type="float">
            <text:p>425</text:p>
          </table:table-cell>
          <table:table-cell office:value-type="float" office:value="2.64" calcext:value-type="float">
            <text:p>2,6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30" calcext:value-type="float">
            <text:p>430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30" calcext:value-type="float">
            <text:p>43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35" calcext:value-type="float">
            <text:p>435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35" calcext:value-type="float">
            <text:p>435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40" calcext:value-type="float">
            <text:p>440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40" calcext:value-type="float">
            <text:p>440</text:p>
          </table:table-cell>
          <table:table-cell office:value-type="float" office:value="2.62" calcext:value-type="float">
            <text:p>2,6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45" calcext:value-type="float">
            <text:p>445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45" calcext:value-type="float">
            <text:p>445</text:p>
          </table:table-cell>
          <table:table-cell office:value-type="float" office:value="2.64" calcext:value-type="float">
            <text:p>2,6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50" calcext:value-type="float">
            <text:p>450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50" calcext:value-type="float">
            <text:p>450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55" calcext:value-type="float">
            <text:p>455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55" calcext:value-type="float">
            <text:p>455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60" calcext:value-type="float">
            <text:p>460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60" calcext:value-type="float">
            <text:p>460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65" calcext:value-type="float">
            <text:p>465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65" calcext:value-type="float">
            <text:p>465</text:p>
          </table:table-cell>
          <table:table-cell office:value-type="float" office:value="2.64" calcext:value-type="float">
            <text:p>2,6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70" calcext:value-type="float">
            <text:p>47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70" calcext:value-type="float">
            <text:p>470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75" calcext:value-type="float">
            <text:p>475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75" calcext:value-type="float">
            <text:p>475</text:p>
          </table:table-cell>
          <table:table-cell office:value-type="float" office:value="2.62" calcext:value-type="float">
            <text:p>2,6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80" calcext:value-type="float">
            <text:p>480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80" calcext:value-type="float">
            <text:p>480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85" calcext:value-type="float">
            <text:p>485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85" calcext:value-type="float">
            <text:p>485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90" calcext:value-type="float">
            <text:p>490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90" calcext:value-type="float">
            <text:p>490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95" calcext:value-type="float">
            <text:p>495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95" calcext:value-type="float">
            <text:p>495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500" calcext:value-type="float">
            <text:p>500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500" calcext:value-type="float">
            <text:p>500</text:p>
          </table:table-cell>
          <table:table-cell office:value-type="float" office:value="2.56" calcext:value-type="float">
            <text:p>2,56</text:p>
          </table:table-cell>
        </table:table-row>
      </table:table>
      <table:table table:name="Tabella pivot_main2T_1" table:style-name="ta1">
        <table:shapes>
          <draw:frame draw:z-index="0" draw:style-name="gr1" draw:text-style-name="P1" svg:width="159.99mm" svg:height="89.99mm" svg:x="132.07mm" svg:y="6.58m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default-cell-style-name="ce15"/>
        <table:table-column table:style-name="co4" table:default-cell-style-name="ce21"/>
        <table:table-row table:style-name="ro1">
          <table:table-cell table:style-name="ce1" office:value-type="string" calcext:value-type="string">
            <text:p>Max - Performance</text:p>
          </table:table-cell>
          <table:table-cell table:style-name="ce6" office:value-type="string" calcext:value-type="string">
            <text:p>Ntrow_Ntcol</text:p>
          </table:table-cell>
          <table:table-cell table:style-name="ce12"/>
          <table:table-cell table:style-name="ce18"/>
        </table:table-row>
        <table:table-row table:style-name="ro1">
          <table:table-cell table:style-name="ce2" office:value-type="string" calcext:value-type="string">
            <text:p>Dimension</text:p>
          </table:table-cell>
          <table:table-cell table:style-name="ce7" office:value-type="string" calcext:value-type="string">
            <text:p>1_2</text:p>
          </table:table-cell>
          <table:table-cell table:style-name="ce13" office:value-type="string" calcext:value-type="string">
            <text:p>2_1</text:p>
          </table:table-cell>
          <table:table-cell table:style-name="ce19" office:value-type="string" calcext:value-type="string">
            <text:p>Totale Risultato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" calcext:value-type="float">
            <text:p>0,01</text:p>
          </table:table-cell>
          <table:table-cell table:style-name="ce20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9" calcext:value-type="float">
            <text:p>0,59</text:p>
          </table:table-cell>
          <table:table-cell table:number-columns-repeated="2"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2" calcext:value-type="float">
            <text:p>1,32</text:p>
          </table:table-cell>
          <table:table-cell office:value-type="float" office:value="1.1" calcext:value-type="float">
            <text:p>1,1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3" calcext:value-type="float">
            <text:p>1,13</text:p>
          </table:table-cell>
          <table:table-cell table:number-columns-repeated="2" office:value-type="float" office:value="1.45" calcext:value-type="float">
            <text:p>1,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15" calcext:value-type="float">
            <text:p>1,15</text:p>
          </table:table-cell>
          <table:table-cell table:number-columns-repeated="2"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22" calcext:value-type="float">
            <text:p>1,22</text:p>
          </table:table-cell>
          <table:table-cell office:value-type="float" office:value="1.13" calcext:value-type="float">
            <text:p>1,13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22" calcext:value-type="float">
            <text:p>1,22</text:p>
          </table:table-cell>
          <table:table-cell office:value-type="float" office:value="1.18" calcext:value-type="float">
            <text:p>1,18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9" calcext:value-type="float">
            <text:p>1,69</text:p>
          </table:table-cell>
          <table:table-cell office:value-type="float" office:value="1.18" calcext:value-type="float">
            <text:p>1,18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3" calcext:value-type="float">
            <text:p>1,23</text:p>
          </table:table-cell>
          <table:table-cell office:value-type="float" office:value="1.19" calcext:value-type="float">
            <text:p>1,19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2" calcext:value-type="float">
            <text:p>1,22</text:p>
          </table:table-cell>
          <table:table-cell table:number-columns-repeated="2"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52" calcext:value-type="float">
            <text:p>1,52</text:p>
          </table:table-cell>
          <table:table-cell office:value-type="float" office:value="1.14" calcext:value-type="float">
            <text:p>1,14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73" calcext:value-type="float">
            <text:p>1,73</text:p>
          </table:table-cell>
          <table:table-cell office:value-type="float" office:value="1.1" calcext:value-type="float">
            <text:p>1,1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19" calcext:value-type="float">
            <text:p>1,19</text:p>
          </table:table-cell>
          <table:table-cell table:number-columns-repeated="2"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34" calcext:value-type="float">
            <text:p>1,34</text:p>
          </table:table-cell>
          <table:table-cell table:number-columns-repeated="2" office:value-type="float" office:value="1.45" calcext:value-type="float">
            <text:p>1,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54" calcext:value-type="float">
            <text:p>1,54</text:p>
          </table:table-cell>
          <table:table-cell table:number-columns-repeated="2" office:value-type="float" office:value="1.66" calcext:value-type="float">
            <text:p>1,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2.11" calcext:value-type="float">
            <text:p>2,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96" calcext:value-type="float">
            <text:p>1,96</text:p>
          </table:table-cell>
          <table:table-cell table:number-columns-repeated="2" office:value-type="float" office:value="2.03" calcext:value-type="float">
            <text:p>2,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55" calcext:value-type="float">
            <text:p>1,55</text:p>
          </table:table-cell>
          <table:table-cell table:number-columns-repeated="2" office:value-type="float" office:value="1.83" calcext:value-type="float">
            <text:p>1,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.96" calcext:value-type="float">
            <text:p>1,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01" calcext:value-type="float">
            <text:p>2,01</text:p>
          </table:table-cell>
          <table:table-cell office:value-type="float" office:value="1.67" calcext:value-type="float">
            <text:p>1,67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04" calcext:value-type="float">
            <text:p>2,04</text:p>
          </table:table-cell>
          <table:table-cell office:value-type="float" office:value="1.92" calcext:value-type="float">
            <text:p>1,92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38" calcext:value-type="float">
            <text:p>1,38</text:p>
          </table:table-cell>
          <table:table-cell table:number-columns-repeated="2"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2.22" calcext:value-type="float">
            <text:p>2,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09" calcext:value-type="float">
            <text:p>2,09</text:p>
          </table:table-cell>
          <table:table-cell table:number-columns-repeated="2"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88" calcext:value-type="float">
            <text:p>1,88</text:p>
          </table:table-cell>
          <table:table-cell table:number-columns-repeated="2" office:value-type="float" office:value="2.12" calcext:value-type="float">
            <text:p>2,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12" calcext:value-type="float">
            <text:p>2,12</text:p>
          </table:table-cell>
          <table:table-cell office:value-type="float" office:value="2.11" calcext:value-type="float">
            <text:p>2,11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1" calcext:value-type="float">
            <text:p>2,1</text:p>
          </table:table-cell>
          <table:table-cell office:value-type="float" office:value="1.81" calcext:value-type="float">
            <text:p>1,8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26" calcext:value-type="float">
            <text:p>2,26</text:p>
          </table:table-cell>
          <table:table-cell table:number-columns-repeated="2" office:value-type="float" office:value="2.48" calcext:value-type="float">
            <text:p>2,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27" calcext:value-type="float">
            <text:p>2,27</text:p>
          </table:table-cell>
          <table:table-cell office:value-type="float" office:value="1.98" calcext:value-type="float">
            <text:p>1,98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03" calcext:value-type="float">
            <text:p>2,03</text:p>
          </table:table-cell>
          <table:table-cell table:number-columns-repeated="2" office:value-type="float" office:value="2.27" calcext:value-type="float">
            <text:p>2,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19" calcext:value-type="float">
            <text:p>2,19</text:p>
          </table:table-cell>
          <table:table-cell office:value-type="float" office:value="2.11" calcext:value-type="float">
            <text:p>2,11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04" calcext:value-type="float">
            <text:p>2,04</text:p>
          </table:table-cell>
          <table:table-cell table:number-columns-repeated="2"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94" calcext:value-type="float">
            <text:p>1,94</text:p>
          </table:table-cell>
          <table:table-cell table:number-columns-repeated="2" office:value-type="float" office:value="2.13" calcext:value-type="float">
            <text:p>2,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91" calcext:value-type="float">
            <text:p>1,91</text:p>
          </table:table-cell>
          <table:table-cell table:number-columns-repeated="2" office:value-type="float" office:value="2.28" calcext:value-type="float">
            <text:p>2,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06" calcext:value-type="float">
            <text:p>2,06</text:p>
          </table:table-cell>
          <table:table-cell office:value-type="float" office:value="1.76" calcext:value-type="float">
            <text:p>1,76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16" calcext:value-type="float">
            <text:p>2,16</text:p>
          </table:table-cell>
          <table:table-cell office:value-type="float" office:value="2.06" calcext:value-type="float">
            <text:p>2,06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81" calcext:value-type="float">
            <text:p>1,8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01" calcext:value-type="float">
            <text:p>2,01</text:p>
          </table:table-cell>
          <table:table-cell table:number-columns-repeated="2"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95" calcext:value-type="float">
            <text:p>1,95</text:p>
          </table:table-cell>
          <table:table-cell table:number-columns-repeated="2"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03" calcext:value-type="float">
            <text:p>2,03</text:p>
          </table:table-cell>
          <table:table-cell table:number-columns-repeated="2"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13" calcext:value-type="float">
            <text:p>2,13</text:p>
          </table:table-cell>
          <table:table-cell table:number-columns-repeated="2"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05" calcext:value-type="float">
            <text:p>2,05</text:p>
          </table:table-cell>
          <table:table-cell table:number-columns-repeated="2" office:value-type="float" office:value="2.33" calcext:value-type="float">
            <text:p>2,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12" calcext:value-type="float">
            <text:p>2,12</text:p>
          </table:table-cell>
          <table:table-cell table:number-columns-repeated="2"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43" calcext:value-type="float">
            <text:p>2,43</text:p>
          </table:table-cell>
          <table:table-cell table:number-columns-repeated="2"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17" calcext:value-type="float">
            <text:p>2,17</text:p>
          </table:table-cell>
          <table:table-cell table:number-columns-repeated="2" office:value-type="float" office:value="2.34" calcext:value-type="float">
            <text:p>2,3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32" calcext:value-type="float">
            <text:p>2,32</text:p>
          </table:table-cell>
          <table:table-cell table:number-columns-repeated="2"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42" calcext:value-type="float">
            <text:p>2,42</text:p>
          </table:table-cell>
          <table:table-cell office:value-type="float" office:value="2.33" calcext:value-type="float">
            <text:p>2,33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33" calcext:value-type="float">
            <text:p>2,33</text:p>
          </table:table-cell>
          <table:table-cell table:number-columns-repeated="2"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3" calcext:value-type="float">
            <text:p>2,23</text:p>
          </table:table-cell>
          <table:table-cell table:number-columns-repeated="2" office:value-type="float" office:value="2.43" calcext:value-type="float">
            <text:p>2,4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41" calcext:value-type="float">
            <text:p>2,41</text:p>
          </table:table-cell>
          <table:table-cell table:number-columns-repeated="2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21" calcext:value-type="float">
            <text:p>2,21</text:p>
          </table:table-cell>
          <table:table-cell table:number-columns-repeated="2"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08" calcext:value-type="float">
            <text:p>2,08</text:p>
          </table:table-cell>
          <table:table-cell table:number-columns-repeated="2"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46" calcext:value-type="float">
            <text:p>2,46</text:p>
          </table:table-cell>
          <table:table-cell office:value-type="float" office:value="2.42" calcext:value-type="float">
            <text:p>2,42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12" calcext:value-type="float">
            <text:p>2,12</text:p>
          </table:table-cell>
          <table:table-cell table:number-columns-repeated="2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5" calcext:value-type="float">
            <text:p>2,5</text:p>
          </table:table-cell>
          <table:table-cell office:value-type="float" office:value="2.38" calcext:value-type="float">
            <text:p>2,3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19" calcext:value-type="float">
            <text:p>2,19</text:p>
          </table:table-cell>
          <table:table-cell table:number-columns-repeated="2"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15" calcext:value-type="float">
            <text:p>2,15</text:p>
          </table:table-cell>
          <table:table-cell table:number-columns-repeated="2"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44" calcext:value-type="float">
            <text:p>2,44</text:p>
          </table:table-cell>
          <table:table-cell table:number-columns-repeated="2"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39" calcext:value-type="float">
            <text:p>2,39</text:p>
          </table:table-cell>
          <table:table-cell table:number-columns-repeated="2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37" calcext:value-type="float">
            <text:p>2,37</text:p>
          </table:table-cell>
          <table:table-cell table:number-columns-repeated="2"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24" calcext:value-type="float">
            <text:p>2,24</text:p>
          </table:table-cell>
          <table:table-cell table:number-columns-repeated="2"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56" calcext:value-type="float">
            <text:p>2,56</text:p>
          </table:table-cell>
          <table:table-cell table:number-columns-repeated="2" office:value-type="float" office:value="2.61" calcext:value-type="float">
            <text:p>2,6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46" calcext:value-type="float">
            <text:p>2,46</text:p>
          </table:table-cell>
          <table:table-cell office:value-type="float" office:value="2.31" calcext:value-type="float">
            <text:p>2,31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56" calcext:value-type="float">
            <text:p>2,56</text:p>
          </table:table-cell>
          <table:table-cell table:number-columns-repeated="2"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25" calcext:value-type="float">
            <text:p>2,25</text:p>
          </table:table-cell>
          <table:table-cell table:number-columns-repeated="2" office:value-type="float" office:value="2.62" calcext:value-type="float">
            <text:p>2,6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55" calcext:value-type="float">
            <text:p>2,55</text:p>
          </table:table-cell>
          <table:table-cell table:number-columns-repeated="2" office:value-type="float" office:value="2.64" calcext:value-type="float">
            <text:p>2,6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56" calcext:value-type="float">
            <text:p>2,56</text:p>
          </table:table-cell>
          <table:table-cell office:value-type="float" office:value="2.44" calcext:value-type="float">
            <text:p>2,44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25" calcext:value-type="float">
            <text:p>2,25</text:p>
          </table:table-cell>
          <table:table-cell table:number-columns-repeated="2" office:value-type="float" office:value="2.36" calcext:value-type="float">
            <text:p>2,3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37" calcext:value-type="float">
            <text:p>2,37</text:p>
          </table:table-cell>
          <table:table-cell table:number-columns-repeated="2"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35" calcext:value-type="float">
            <text:p>2,35</text:p>
          </table:table-cell>
          <table:table-cell table:number-columns-repeated="2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44" calcext:value-type="float">
            <text:p>2,44</text:p>
          </table:table-cell>
          <table:table-cell table:number-columns-repeated="2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2.64" calcext:value-type="float">
            <text:p>2,6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41" calcext:value-type="float">
            <text:p>2,41</text:p>
          </table:table-cell>
          <table:table-cell table:number-columns-repeated="2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45" calcext:value-type="float">
            <text:p>2,45</text:p>
          </table:table-cell>
          <table:table-cell office:value-type="float" office:value="2.36" calcext:value-type="float">
            <text:p>2,36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53" calcext:value-type="float">
            <text:p>2,53</text:p>
          </table:table-cell>
          <table:table-cell table:number-columns-repeated="2" office:value-type="float" office:value="2.62" calcext:value-type="float">
            <text:p>2,6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58" calcext:value-type="float">
            <text:p>2,58</text:p>
          </table:table-cell>
          <table:table-cell table:number-columns-repeated="2" office:value-type="float" office:value="2.64" calcext:value-type="float">
            <text:p>2,6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58" calcext:value-type="float">
            <text:p>2,58</text:p>
          </table:table-cell>
          <table:table-cell table:number-columns-repeated="2" office:value-type="float" office:value="2.65" calcext:value-type="float">
            <text:p>2,6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59" calcext:value-type="float">
            <text:p>2,59</text:p>
          </table:table-cell>
          <table:table-cell office:value-type="float" office:value="2.53" calcext:value-type="float">
            <text:p>2,53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51" calcext:value-type="float">
            <text:p>2,51</text:p>
          </table:table-cell>
          <table:table-cell table:number-columns-repeated="2"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58" calcext:value-type="float">
            <text:p>2,58</text:p>
          </table:table-cell>
          <table:table-cell table:number-columns-repeated="2" office:value-type="float" office:value="2.64" calcext:value-type="float">
            <text:p>2,6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59" calcext:value-type="float">
            <text:p>2,59</text:p>
          </table:table-cell>
          <table:table-cell table:number-columns-repeated="2" office:value-type="float" office:value="2.65" calcext:value-type="float">
            <text:p>2,6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58" calcext:value-type="float">
            <text:p>2,58</text:p>
          </table:table-cell>
          <table:table-cell table:number-columns-repeated="2" office:value-type="float" office:value="2.62" calcext:value-type="float">
            <text:p>2,6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52" calcext:value-type="float">
            <text:p>2,52</text:p>
          </table:table-cell>
          <table:table-cell office:value-type="float" office:value="2.47" calcext:value-type="float">
            <text:p>2,47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97" calcext:value-type="float">
            <text:p>1,97</text:p>
          </table:table-cell>
          <table:table-cell table:number-columns-repeated="2"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85" calcext:value-type="float">
            <text:p>1,85</text:p>
          </table:table-cell>
          <table:table-cell table:number-columns-repeated="2"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0" office:value-type="float" office:value="1.78" calcext:value-type="float">
            <text:p>1,78</text:p>
          </table:table-cell>
          <table:table-cell table:style-name="ce16" office:value-type="float" office:value="2.56" calcext:value-type="float">
            <text:p>2,56</text:p>
          </table:table-cell>
          <table:table-cell table:style-name="ce22" office:value-type="float" office:value="2.56" calcext:value-type="float">
            <text:p>2,56</text:p>
          </table:table-cell>
        </table:table-row>
        <table:table-row table:style-name="ro1">
          <table:table-cell table:style-name="ce5" office:value-type="string" calcext:value-type="string">
            <text:p>Totale Risultato</text:p>
          </table:table-cell>
          <table:table-cell table:style-name="ce11" office:value-type="float" office:value="2.59" calcext:value-type="float">
            <text:p>2,59</text:p>
          </table:table-cell>
          <table:table-cell table:style-name="ce17" office:value-type="float" office:value="2.65" calcext:value-type="float">
            <text:p>2,65</text:p>
          </table:table-cell>
          <table:table-cell table:style-name="ce23" office:value-type="float" office:value="2.65" calcext:value-type="float">
            <text:p>2,65</text:p>
          </table:table-cell>
        </table:table-row>
      </table:table>
      <table:named-expressions/>
      <table:data-pilot-tables>
        <table:data-pilot-table table:name="DataPilot1" table:application-data="" table:target-range-address="'Tabella pivot_main2T_1'.A1:'Tabella pivot_main2T_1'.D103" table:buttons="'Tabella pivot_main2T_1'.A2 'Tabella pivot_main2T_1'.B1" table:show-filter-button="false" table:drill-down-on-double-click="false">
          <table:source-cell-range table:cell-range-address="main2T.A1:main2T.C201"/>
          <table:data-pilot-field table:source-field-name="Ntrow_Ntcol" table:orientation="column" table:used-hierarchy="0" table:function="auto">
            <table:data-pilot-level table:show-empty="false" calcext:repeat-item-labels="false">
              <table:data-pilot-members>
                <table:data-pilot-member table:name="1_2" table:display="true" table:show-details="true"/>
                <table:data-pilot-member table:name="2_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mension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60" table:display="true" table:show-details="true"/>
                <table:data-pilot-member table:name="65" table:display="true" table:show-details="true"/>
                <table:data-pilot-member table:name="70" table:display="true" table:show-details="true"/>
                <table:data-pilot-member table:name="75" table:display="true" table:show-details="true"/>
                <table:data-pilot-member table:name="80" table:display="true" table:show-details="true"/>
                <table:data-pilot-member table:name="85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5" table:display="true" table:show-details="true"/>
                <table:data-pilot-member table:name="120" table:display="true" table:show-details="true"/>
                <table:data-pilot-member table:name="125" table:display="true" table:show-details="true"/>
                <table:data-pilot-member table:name="130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5" table:display="true" table:show-details="true"/>
                <table:data-pilot-member table:name="150" table:display="true" table:show-details="true"/>
                <table:data-pilot-member table:name="155" table:display="true" table:show-details="true"/>
                <table:data-pilot-member table:name="160" table:display="true" table:show-details="true"/>
                <table:data-pilot-member table:name="165" table:display="true" table:show-details="true"/>
                <table:data-pilot-member table:name="170" table:display="true" table:show-details="true"/>
                <table:data-pilot-member table:name="175" table:display="true" table:show-details="true"/>
                <table:data-pilot-member table:name="180" table:display="true" table:show-details="true"/>
                <table:data-pilot-member table:name="185" table:display="true" table:show-details="true"/>
                <table:data-pilot-member table:name="190" table:display="true" table:show-details="true"/>
                <table:data-pilot-member table:name="195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10" table:display="true" table:show-details="true"/>
                <table:data-pilot-member table:name="215" table:display="true" table:show-details="true"/>
                <table:data-pilot-member table:name="220" table:display="true" table:show-details="true"/>
                <table:data-pilot-member table:name="225" table:display="true" table:show-details="true"/>
                <table:data-pilot-member table:name="230" table:display="true" table:show-details="true"/>
                <table:data-pilot-member table:name="235" table:display="true" table:show-details="true"/>
                <table:data-pilot-member table:name="240" table:display="true" table:show-details="true"/>
                <table:data-pilot-member table:name="245" table:display="true" table:show-details="true"/>
                <table:data-pilot-member table:name="250" table:display="true" table:show-details="true"/>
                <table:data-pilot-member table:name="255" table:display="true" table:show-details="true"/>
                <table:data-pilot-member table:name="260" table:display="true" table:show-details="true"/>
                <table:data-pilot-member table:name="265" table:display="true" table:show-details="true"/>
                <table:data-pilot-member table:name="270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85" table:display="true" table:show-details="true"/>
                <table:data-pilot-member table:name="290" table:display="true" table:show-details="true"/>
                <table:data-pilot-member table:name="295" table:display="true" table:show-details="true"/>
                <table:data-pilot-member table:name="300" table:display="true" table:show-details="true"/>
                <table:data-pilot-member table:name="305" table:display="true" table:show-details="true"/>
                <table:data-pilot-member table:name="310" table:display="true" table:show-details="true"/>
                <table:data-pilot-member table:name="315" table:display="true" table:show-details="true"/>
                <table:data-pilot-member table:name="320" table:display="true" table:show-details="true"/>
                <table:data-pilot-member table:name="325" table:display="true" table:show-details="true"/>
                <table:data-pilot-member table:name="330" table:display="true" table:show-details="true"/>
                <table:data-pilot-member table:name="335" table:display="true" table:show-details="true"/>
                <table:data-pilot-member table:name="340" table:display="true" table:show-details="true"/>
                <table:data-pilot-member table:name="345" table:display="true" table:show-details="true"/>
                <table:data-pilot-member table:name="350" table:display="true" table:show-details="true"/>
                <table:data-pilot-member table:name="355" table:display="true" table:show-details="true"/>
                <table:data-pilot-member table:name="360" table:display="true" table:show-details="true"/>
                <table:data-pilot-member table:name="365" table:display="true" table:show-details="true"/>
                <table:data-pilot-member table:name="370" table:display="true" table:show-details="true"/>
                <table:data-pilot-member table:name="375" table:display="true" table:show-details="true"/>
                <table:data-pilot-member table:name="380" table:display="true" table:show-details="true"/>
                <table:data-pilot-member table:name="385" table:display="true" table:show-details="true"/>
                <table:data-pilot-member table:name="390" table:display="true" table:show-details="true"/>
                <table:data-pilot-member table:name="395" table:display="true" table:show-details="true"/>
                <table:data-pilot-member table:name="400" table:display="true" table:show-details="true"/>
                <table:data-pilot-member table:name="405" table:display="true" table:show-details="true"/>
                <table:data-pilot-member table:name="410" table:display="true" table:show-details="true"/>
                <table:data-pilot-member table:name="415" table:display="true" table:show-details="true"/>
                <table:data-pilot-member table:name="420" table:display="true" table:show-details="true"/>
                <table:data-pilot-member table:name="425" table:display="true" table:show-details="true"/>
                <table:data-pilot-member table:name="430" table:display="true" table:show-details="true"/>
                <table:data-pilot-member table:name="435" table:display="true" table:show-details="true"/>
                <table:data-pilot-member table:name="440" table:display="true" table:show-details="true"/>
                <table:data-pilot-member table:name="445" table:display="true" table:show-details="true"/>
                <table:data-pilot-member table:name="450" table:display="true" table:show-details="true"/>
                <table:data-pilot-member table:name="455" table:display="true" table:show-details="true"/>
                <table:data-pilot-member table:name="460" table:display="true" table:show-details="true"/>
                <table:data-pilot-member table:name="465" table:display="true" table:show-details="true"/>
                <table:data-pilot-member table:name="470" table:display="true" table:show-details="true"/>
                <table:data-pilot-member table:name="475" table:display="true" table:show-details="true"/>
                <table:data-pilot-member table:name="480" table:display="true" table:show-details="true"/>
                <table:data-pilot-member table:name="485" table:display="true" table:show-details="true"/>
                <table:data-pilot-member table:name="490" table:display="true" table:show-details="true"/>
                <table:data-pilot-member table:name="495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formance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01" table:display="true" table:show-details="true"/>
                <table:data-pilot-member table:name="0,07" table:display="true" table:show-details="true"/>
                <table:data-pilot-member table:name="0,2" table:display="true" table:show-details="true"/>
                <table:data-pilot-member table:name="0,23" table:display="true" table:show-details="true"/>
                <table:data-pilot-member table:name="0,41" table:display="true" table:show-details="true"/>
                <table:data-pilot-member table:name="0,42" table:display="true" table:show-details="true"/>
                <table:data-pilot-member table:name="0,59" table:display="true" table:show-details="true"/>
                <table:data-pilot-member table:name="0,64" table:display="true" table:show-details="true"/>
                <table:data-pilot-member table:name="0,78" table:display="true" table:show-details="true"/>
                <table:data-pilot-member table:name="0,81" table:display="true" table:show-details="true"/>
                <table:data-pilot-member table:name="0,86" table:display="true" table:show-details="true"/>
                <table:data-pilot-member table:name="0,95" table:display="true" table:show-details="true"/>
                <table:data-pilot-member table:name="0,99" table:display="true" table:show-details="true"/>
                <table:data-pilot-member table:name="1,01" table:display="true" table:show-details="true"/>
                <table:data-pilot-member table:name="1,04" table:display="true" table:show-details="true"/>
                <table:data-pilot-member table:name="1,09" table:display="true" table:show-details="true"/>
                <table:data-pilot-member table:name="1,1" table:display="true" table:show-details="true"/>
                <table:data-pilot-member table:name="1,11" table:display="true" table:show-details="true"/>
                <table:data-pilot-member table:name="1,13" table:display="true" table:show-details="true"/>
                <table:data-pilot-member table:name="1,14" table:display="true" table:show-details="true"/>
                <table:data-pilot-member table:name="1,15" table:display="true" table:show-details="true"/>
                <table:data-pilot-member table:name="1,18" table:display="true" table:show-details="true"/>
                <table:data-pilot-member table:name="1,19" table:display="true" table:show-details="true"/>
                <table:data-pilot-member table:name="1,2" table:display="true" table:show-details="true"/>
                <table:data-pilot-member table:name="1,22" table:display="true" table:show-details="true"/>
                <table:data-pilot-member table:name="1,23" table:display="true" table:show-details="true"/>
                <table:data-pilot-member table:name="1,27" table:display="true" table:show-details="true"/>
                <table:data-pilot-member table:name="1,3" table:display="true" table:show-details="true"/>
                <table:data-pilot-member table:name="1,32" table:display="true" table:show-details="true"/>
                <table:data-pilot-member table:name="1,34" table:display="true" table:show-details="true"/>
                <table:data-pilot-member table:name="1,38" table:display="true" table:show-details="true"/>
                <table:data-pilot-member table:name="1,45" table:display="true" table:show-details="true"/>
                <table:data-pilot-member table:name="1,52" table:display="true" table:show-details="true"/>
                <table:data-pilot-member table:name="1,54" table:display="true" table:show-details="true"/>
                <table:data-pilot-member table:name="1,55" table:display="true" table:show-details="true"/>
                <table:data-pilot-member table:name="1,64" table:display="true" table:show-details="true"/>
                <table:data-pilot-member table:name="1,66" table:display="true" table:show-details="true"/>
                <table:data-pilot-member table:name="1,67" table:display="true" table:show-details="true"/>
                <table:data-pilot-member table:name="1,69" table:display="true" table:show-details="true"/>
                <table:data-pilot-member table:name="1,73" table:display="true" table:show-details="true"/>
                <table:data-pilot-member table:name="1,76" table:display="true" table:show-details="true"/>
                <table:data-pilot-member table:name="1,78" table:display="true" table:show-details="true"/>
                <table:data-pilot-member table:name="1,81" table:display="true" table:show-details="true"/>
                <table:data-pilot-member table:name="1,83" table:display="true" table:show-details="true"/>
                <table:data-pilot-member table:name="1,85" table:display="true" table:show-details="true"/>
                <table:data-pilot-member table:name="1,88" table:display="true" table:show-details="true"/>
                <table:data-pilot-member table:name="1,9" table:display="true" table:show-details="true"/>
                <table:data-pilot-member table:name="1,91" table:display="true" table:show-details="true"/>
                <table:data-pilot-member table:name="1,92" table:display="true" table:show-details="true"/>
                <table:data-pilot-member table:name="1,94" table:display="true" table:show-details="true"/>
                <table:data-pilot-member table:name="1,95" table:display="true" table:show-details="true"/>
                <table:data-pilot-member table:name="1,96" table:display="true" table:show-details="true"/>
                <table:data-pilot-member table:name="1,97" table:display="true" table:show-details="true"/>
                <table:data-pilot-member table:name="1,98" table:display="true" table:show-details="true"/>
                <table:data-pilot-member table:name="2" table:display="true" table:show-details="true"/>
                <table:data-pilot-member table:name="2,01" table:display="true" table:show-details="true"/>
                <table:data-pilot-member table:name="2,03" table:display="true" table:show-details="true"/>
                <table:data-pilot-member table:name="2,04" table:display="true" table:show-details="true"/>
                <table:data-pilot-member table:name="2,05" table:display="true" table:show-details="true"/>
                <table:data-pilot-member table:name="2,06" table:display="true" table:show-details="true"/>
                <table:data-pilot-member table:name="2,08" table:display="true" table:show-details="true"/>
                <table:data-pilot-member table:name="2,09" table:display="true" table:show-details="true"/>
                <table:data-pilot-member table:name="2,1" table:display="true" table:show-details="true"/>
                <table:data-pilot-member table:name="2,11" table:display="true" table:show-details="true"/>
                <table:data-pilot-member table:name="2,12" table:display="true" table:show-details="true"/>
                <table:data-pilot-member table:name="2,13" table:display="true" table:show-details="true"/>
                <table:data-pilot-member table:name="2,15" table:display="true" table:show-details="true"/>
                <table:data-pilot-member table:name="2,16" table:display="true" table:show-details="true"/>
                <table:data-pilot-member table:name="2,17" table:display="true" table:show-details="true"/>
                <table:data-pilot-member table:name="2,19" table:display="true" table:show-details="true"/>
                <table:data-pilot-member table:name="2,21" table:display="true" table:show-details="true"/>
                <table:data-pilot-member table:name="2,22" table:display="true" table:show-details="true"/>
                <table:data-pilot-member table:name="2,23" table:display="true" table:show-details="true"/>
                <table:data-pilot-member table:name="2,24" table:display="true" table:show-details="true"/>
                <table:data-pilot-member table:name="2,25" table:display="true" table:show-details="true"/>
                <table:data-pilot-member table:name="2,26" table:display="true" table:show-details="true"/>
                <table:data-pilot-member table:name="2,27" table:display="true" table:show-details="true"/>
                <table:data-pilot-member table:name="2,28" table:display="true" table:show-details="true"/>
                <table:data-pilot-member table:name="2,29" table:display="true" table:show-details="true"/>
                <table:data-pilot-member table:name="2,3" table:display="true" table:show-details="true"/>
                <table:data-pilot-member table:name="2,31" table:display="true" table:show-details="true"/>
                <table:data-pilot-member table:name="2,32" table:display="true" table:show-details="true"/>
                <table:data-pilot-member table:name="2,33" table:display="true" table:show-details="true"/>
                <table:data-pilot-member table:name="2,34" table:display="true" table:show-details="true"/>
                <table:data-pilot-member table:name="2,35" table:display="true" table:show-details="true"/>
                <table:data-pilot-member table:name="2,36" table:display="true" table:show-details="true"/>
                <table:data-pilot-member table:name="2,37" table:display="true" table:show-details="true"/>
                <table:data-pilot-member table:name="2,38" table:display="true" table:show-details="true"/>
                <table:data-pilot-member table:name="2,39" table:display="true" table:show-details="true"/>
                <table:data-pilot-member table:name="2,4" table:display="true" table:show-details="true"/>
                <table:data-pilot-member table:name="2,41" table:display="true" table:show-details="true"/>
                <table:data-pilot-member table:name="2,42" table:display="true" table:show-details="true"/>
                <table:data-pilot-member table:name="2,43" table:display="true" table:show-details="true"/>
                <table:data-pilot-member table:name="2,44" table:display="true" table:show-details="true"/>
                <table:data-pilot-member table:name="2,45" table:display="true" table:show-details="true"/>
                <table:data-pilot-member table:name="2,46" table:display="true" table:show-details="true"/>
                <table:data-pilot-member table:name="2,47" table:display="true" table:show-details="true"/>
                <table:data-pilot-member table:name="2,48" table:display="true" table:show-details="true"/>
                <table:data-pilot-member table:name="2,5" table:display="true" table:show-details="true"/>
                <table:data-pilot-member table:name="2,51" table:display="true" table:show-details="true"/>
                <table:data-pilot-member table:name="2,52" table:display="true" table:show-details="true"/>
                <table:data-pilot-member table:name="2,53" table:display="true" table:show-details="true"/>
                <table:data-pilot-member table:name="2,55" table:display="true" table:show-details="true"/>
                <table:data-pilot-member table:name="2,56" table:display="true" table:show-details="true"/>
                <table:data-pilot-member table:name="2,57" table:display="true" table:show-details="true"/>
                <table:data-pilot-member table:name="2,58" table:display="true" table:show-details="true"/>
                <table:data-pilot-member table:name="2,59" table:display="true" table:show-details="true"/>
                <table:data-pilot-member table:name="2,6" table:display="true" table:show-details="true"/>
                <table:data-pilot-member table:name="2,61" table:display="true" table:show-details="true"/>
                <table:data-pilot-member table:name="2,62" table:display="true" table:show-details="true"/>
                <table:data-pilot-member table:name="2,63" table:display="true" table:show-details="true"/>
                <table:data-pilot-member table:name="2,64" table:display="true" table:show-details="true"/>
                <table:data-pilot-member table:name="2,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mpo_20_tabella_20_pivot" style:display-name="Campo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2T19:40:32.348288765</dc:date>
    <meta:editing-duration>PT2M42S</meta:editing-duration>
    <meta:editing-cycles>1</meta:editing-cycles>
    <meta:document-statistic meta:table-count="2" meta:cell-count="1013" meta:object-count="1"/>
    <meta:generator>LibreOffice/5.4.5.1$Linux_X86_64 LibreOffice_project/4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title svg:x="6.925cm" svg:y="0.316cm" chart:style-name="ch2">
          <text:p>2 Threads</text:p>
        </chart:title>
        <chart:legend chart:legend-position="end" svg:x="13.19cm" svg:y="2.95cm" style:legend-expansion="high" chart:style-name="ch3"/>
        <chart:plot-area chart:style-name="ch4" table:cell-range-address="PivotChart" chart:data-source-has-labels="column" svg:x="1.331cm" svg:y="1.275cm" svg:width="11.539cm" svg:height="5.664cm">
          <chartooo:coordinate-region svg:x="2.058cm" svg:y="1.396cm" svg:width="10.812cm" svg:height="4.541cm"/>
          <chart:axis chart:dimension="x" chart:name="primary-x" chart:style-name="ch5" chartooo:axis-type="auto">
            <chartooo:date-scale/>
            <chart:title svg:x="6.924cm" svg:y="7.119cm" chart:style-name="ch6">
              <text:p>N</text:p>
            </chart:title>
            <chart:categories table:cell-range-address="PT@categories"/>
          </chart:axis>
          <chart:axis chart:dimension="y" chart:name="primary-y" chart:style-name="ch5">
            <chart:title svg:x="0.451cm" svg:y="4.733cm" chart:style-name="ch7">
              <text:p>GFLops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100"/>
          </chart:series>
          <chart:series chart:style-name="ch10" chart:values-cell-range-address="PT@data 1" chart:label-cell-address="PT@label 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_2</text:p>
                <draw:g>
                  <svg:desc>PT@label 0</svg:desc>
                </draw:g>
              </table:table-cell>
              <table:table-cell office:value-type="string">
                <text:p>2_1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</text:p>
                <draw:g>
                  <svg:desc>PT@categories</svg:desc>
                </draw:g>
              </table:table-cell>
              <table:table-cell office:value-type="float" office:value="0">
                <text:p>0</text:p>
                <draw:g>
                  <svg:desc>PT@data 0</svg:desc>
                </draw:g>
              </table:table-cell>
              <table:table-cell office:value-type="float" office:value="0.01">
                <text:p>0.01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">
                <text:p>0.4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">
                <text:p>0.5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6">
                <text:p>0.8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1">
                <text:p>1.0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2">
                <text:p>1.3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3">
                <text:p>1.13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5">
                <text:p>1.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2">
                <text:p>1.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2">
                <text:p>1.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9">
                <text:p>1.6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3">
                <text:p>1.2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">
                <text:p>0.9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2">
                <text:p>1.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2">
                <text:p>1.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3">
                <text:p>1.7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9">
                <text:p>1.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4">
                <text:p>1.3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4">
                <text:p>1.5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1">
                <text:p>1.11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6">
                <text:p>1.96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9">
                <text:p>1.09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5">
                <text:p>1.5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">
                <text:p>1.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01">
                <text:p>2.01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04">
                <text:p>2.0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8">
                <text:p>1.38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9">
                <text:p>1.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09">
                <text:p>2.09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88">
                <text:p>1.8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12">
                <text:p>2.12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">
                <text:p>2.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26">
                <text:p>2.26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27">
                <text:p>2.2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3">
                <text:p>2.03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19">
                <text:p>2.19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9">
                <text:p>1.9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04">
                <text:p>2.0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4">
                <text:p>1.94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91">
                <text:p>1.91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06">
                <text:p>2.0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16">
                <text:p>2.16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81">
                <text:p>1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01">
                <text:p>2.01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5">
                <text:p>1.95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03">
                <text:p>2.03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13">
                <text:p>2.1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05">
                <text:p>2.05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12">
                <text:p>2.12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43">
                <text:p>2.4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17">
                <text:p>2.17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32">
                <text:p>2.32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42">
                <text:p>2.42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33">
                <text:p>2.3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23">
                <text:p>2.23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41">
                <text:p>2.4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21">
                <text:p>2.21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08">
                <text:p>2.08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46">
                <text:p>2.46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12">
                <text:p>2.1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5">
                <text:p>2.5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19">
                <text:p>2.1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15">
                <text:p>2.1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44">
                <text:p>2.44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39">
                <text:p>2.3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37">
                <text:p>2.37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24">
                <text:p>2.24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56">
                <text:p>2.56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46">
                <text:p>2.46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5">
                <text:p>2.5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56">
                <text:p>2.56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25">
                <text:p>2.2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55">
                <text:p>2.5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4">
                <text:p>2.4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56">
                <text:p>2.56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25">
                <text:p>2.25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37">
                <text:p>2.37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35">
                <text:p>2.3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44">
                <text:p>2.4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4">
                <text:p>2.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41">
                <text:p>2.4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45">
                <text:p>2.45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53">
                <text:p>2.53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58">
                <text:p>2.5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58">
                <text:p>2.58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59">
                <text:p>2.59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51">
                <text:p>2.51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58">
                <text:p>2.5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59">
                <text:p>2.59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58">
                <text:p>2.58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52">
                <text:p>2.52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57">
                <text:p>2.57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97">
                <text:p>1.97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85">
                <text:p>1.85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8">
                <text:p>1.78</text:p>
              </table:table-cell>
              <table:table-cell office:value-type="float" office:value="2.56">
                <text:p>2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